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dfc166" officeooo:paragraph-rsid="00dfc166" style:font-name-asian="Ari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Arial" fo:font-size="14pt" fo:font-weight="normal" officeooo:rsid="00e5158f" officeooo:paragraph-rsid="00e5158f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bd32ff"/>
    </style:style>
    <style:style style:name="T8" style:family="text">
      <style:text-properties officeooo:rsid="00e37d1d"/>
    </style:style>
    <style:style style:name="T9" style:family="text">
      <style:text-properties officeooo:rsid="00be6eb5"/>
    </style:style>
    <style:style style:name="T10" style:family="text">
      <style:text-properties officeooo:rsid="00e51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9"/>
      <text:p text:style-name="P9">나중에 할 것들</text:p>
      <text:p text:style-name="P9"><text:soft-page-break/>- 삭제시 <text:span text:style-name="T7">cascade하는것. </text:span><text:span text:style-name="T8">o</text:span></text:p>
      <text:p text:style-name="P9">- <text:span text:style-name="T9">여러조건으로 게시글 검색. 특정회원이 쓴 게시글도 검색할 수 있게 하자.</text:span></text:p>
      <text:p text:style-name="P9">- 폰트 크기 변경?</text:p>
      <text:p text:style-name="P9">- 댓글 이모티콘?</text:p>
      <text:p text:style-name="P9">- 사진 업로드?</text:p>
      <text:p text:style-name="P9">- 패스워드 암호화</text:p>
      <text:p text:style-name="P10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11"/>
      <text:p text:style-name="P12">repository 테스트 <text:span text:style-name="T10">o </text:span></text:p>
      <text:p text:style-name="P12">controller 테스트</text:p>
      <text:p text:style-name="P13"/>
      <text:p text:style-name="P13">테스트 기준을 명확하게 세워보자.</text:p>
      <text:p text:style-name="P13"/>
      <text:p text:style-name="P2"/>
      <text:p text:style-name="P1">통합 테스트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26T16:04:52.753539400</dc:date>
    <meta:editing-duration>PT20H37M38S</meta:editing-duration>
    <meta:editing-cycles>127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39" meta:word-count="147" meta:character-count="628" meta:non-whitespace-character-count="519"/>
  </office:meta>
</office:document-meta>
</file>